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3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4.72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style:font-name="Arial2" fo:font-size="11pt" style:font-size-asian="18pt" style:font-size-complex="18pt"/>
    </style:style>
    <style:style style:name="P15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74cm" svg:y1="8.842cm" svg:x2="7.741cm" svg:y2="7.375cm">
          <text:p/>
        </draw:line>
        <draw:line draw:style-name="gr1" draw:text-style-name="P1" draw:layer="layout" svg:x1="8.207cm" svg:y1="7.642cm" svg:x2="7.74cm" svg:y2="7.375cm">
          <text:p/>
        </draw:line>
        <draw:line draw:style-name="gr1" draw:text-style-name="P1" draw:layer="layout" svg:x1="5.541cm" svg:y1="9.108cm" svg:x2="5.074cm" svg:y2="8.841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" draw:text-style-name="P2" draw:layer="layout" svg:width="1.091cm" svg:height="0.624cm" svg:x="6.323cm" svg:y="9.202cm" svg:viewBox="0 0 1092 625" svg:d="M0 625c0 0 828-230 1018-405 176-161-1-220-127-220 0 80-891 588-891 625z">
            <text:p/>
          </draw:path>
          <draw:g>
            <draw:polygon draw:style-name="gr3" draw:text-style-name="P3" draw:layer="layout" svg:width="2.155cm" svg:height="1.245cm" svg:x="5.048cm" svg:y="8.668cm" svg:viewBox="0 0 2156 1246" draw:points="871,1246 2156,504 1285,0 0,742">
              <text:p/>
            </draw:polygon>
            <draw:polygon draw:style-name="gr4" draw:text-style-name="P4" draw:layer="layout" svg:width="1.421cm" svg:height="0.821cm" svg:x="5.277cm" svg:y="8.801cm" svg:viewBox="0 0 1422 822" draw:points="1422,212 1055,0 0,610 367,822">
              <text:p/>
            </draw:polygon>
            <draw:polygon draw:style-name="gr5" draw:text-style-name="P5" draw:layer="layout" svg:width="1.284cm" svg:height="1.908cm" svg:x="5.048cm" svg:y="7.501cm" svg:viewBox="0 0 1285 1909" draw:points="1285,1167 1285,0 0,742 0,1909">
              <text:p/>
            </draw:polygon>
            <draw:polygon draw:style-name="gr6" draw:text-style-name="P6" draw:layer="layout" svg:width="1.192cm" svg:height="1.669cm" svg:x="5.093cm" svg:y="7.581cm" svg:viewBox="0 0 1193 1670" draw:points="1193,981 1193,0 0,689 0,1670">
              <text:p/>
            </draw:polygon>
            <draw:polygon draw:style-name="gr7" draw:text-style-name="P3" draw:layer="layout" svg:width="1.329cm" svg:height="0.768cm" svg:x="5.002cm" svg:y="7.475cm" svg:viewBox="0 0 1330 769" draw:points="46,769 1330,27 1285,0 0,742">
              <text:p/>
            </draw:polygon>
            <draw:polygon draw:style-name="gr8" draw:text-style-name="P7" draw:layer="layout" svg:width="0.045cm" svg:height="1.192cm" svg:x="5.002cm" svg:y="8.217cm" svg:viewBox="0 0 46 1193" draw:points="46,1193 46,27 0,0 0,1167">
              <text:p/>
            </draw:polygon>
            <draw:polygon draw:style-name="gr9" draw:text-style-name="P7" draw:layer="layout" svg:width="0.87cm" svg:height="0.635cm" svg:x="5.048cm" svg:y="9.41cm" svg:viewBox="0 0 871 636" draw:points="871,636 871,504 0,0 0,133">
              <text:p/>
            </draw:polygon>
            <draw:line draw:style-name="gr10" draw:text-style-name="P8" draw:layer="layout" svg:x1="6.607cm" svg:y1="8.96cm" svg:x2="5.552cm" svg:y2="9.57cm">
              <text:p/>
            </draw:line>
            <draw:line draw:style-name="gr11" draw:text-style-name="P8" draw:layer="layout" svg:x1="6.515cm" svg:y1="8.907cm" svg:x2="5.46cm" svg:y2="9.517cm">
              <text:p/>
            </draw:line>
            <draw:line draw:style-name="gr12" draw:text-style-name="P8" draw:layer="layout" svg:x1="6.423cm" svg:y1="8.854cm" svg:x2="5.368cm" svg:y2="9.464cm">
              <text:p/>
            </draw:line>
            <draw:line draw:style-name="gr13" draw:text-style-name="P8" draw:layer="layout" svg:x1="5.507cm" svg:y1="9.384cm" svg:x2="5.415cm" svg:y2="9.331cm">
              <text:p/>
            </draw:line>
            <draw:line draw:style-name="gr14" draw:text-style-name="P8" draw:layer="layout" svg:x1="5.598cm" svg:y1="9.331cm" svg:x2="5.506cm" svg:y2="9.278cm">
              <text:p/>
            </draw:line>
            <draw:line draw:style-name="gr15" draw:text-style-name="P8" draw:layer="layout" svg:x1="5.69cm" svg:y1="9.278cm" svg:x2="5.598cm" svg:y2="9.225cm">
              <text:p/>
            </draw:line>
            <draw:line draw:style-name="gr16" draw:text-style-name="P8" draw:layer="layout" svg:x1="5.644cm" svg:y1="9.41cm" svg:x2="5.552cm" svg:y2="9.357cm">
              <text:p/>
            </draw:line>
            <draw:line draw:style-name="gr17" draw:text-style-name="P8" draw:layer="layout" svg:x1="5.736cm" svg:y1="9.357cm" svg:x2="5.644cm" svg:y2="9.304cm">
              <text:p/>
            </draw:line>
            <draw:line draw:style-name="gr18" draw:text-style-name="P8" draw:layer="layout" svg:x1="5.827cm" svg:y1="9.304cm" svg:x2="5.735cm" svg:y2="9.251cm">
              <text:p/>
            </draw:line>
            <draw:line draw:style-name="gr19" draw:text-style-name="P8" draw:layer="layout" svg:x1="5.782cm" svg:y1="9.225cm" svg:x2="5.69cm" svg:y2="9.172cm">
              <text:p/>
            </draw:line>
            <draw:line draw:style-name="gr20" draw:text-style-name="P8" draw:layer="layout" svg:x1="5.919cm" svg:y1="9.251cm" svg:x2="5.827cm" svg:y2="9.198cm">
              <text:p/>
            </draw:line>
            <draw:line draw:style-name="gr21" draw:text-style-name="P8" draw:layer="layout" svg:x1="5.874cm" svg:y1="9.172cm" svg:x2="5.782cm" svg:y2="9.119cm">
              <text:p/>
            </draw:line>
            <draw:line draw:style-name="gr22" draw:text-style-name="P8" draw:layer="layout" svg:x1="5.965cm" svg:y1="9.119cm" svg:x2="5.873cm" svg:y2="9.066cm">
              <text:p/>
            </draw:line>
            <draw:line draw:style-name="gr23" draw:text-style-name="P8" draw:layer="layout" svg:x1="6.057cm" svg:y1="9.066cm" svg:x2="5.965cm" svg:y2="9.013cm">
              <text:p/>
            </draw:line>
            <draw:line draw:style-name="gr24" draw:text-style-name="P8" draw:layer="layout" svg:x1="6.011cm" svg:y1="9.198cm" svg:x2="5.919cm" svg:y2="9.145cm">
              <text:p/>
            </draw:line>
            <draw:line draw:style-name="gr25" draw:text-style-name="P8" draw:layer="layout" svg:x1="6.103cm" svg:y1="9.145cm" svg:x2="6.011cm" svg:y2="9.092cm">
              <text:p/>
            </draw:line>
            <draw:line draw:style-name="gr26" draw:text-style-name="P8" draw:layer="layout" svg:x1="6.194cm" svg:y1="9.092cm" svg:x2="6.102cm" svg:y2="9.039cm">
              <text:p/>
            </draw:line>
            <draw:line draw:style-name="gr27" draw:text-style-name="P8" draw:layer="layout" svg:x1="6.149cm" svg:y1="9.013cm" svg:x2="6.057cm" svg:y2="8.96cm">
              <text:p/>
            </draw:line>
            <draw:line draw:style-name="gr28" draw:text-style-name="P8" draw:layer="layout" svg:x1="6.286cm" svg:y1="9.039cm" svg:x2="6.194cm" svg:y2="8.986cm">
              <text:p/>
            </draw:line>
            <draw:line draw:style-name="gr29" draw:text-style-name="P8" draw:layer="layout" svg:x1="6.24cm" svg:y1="8.96cm" svg:x2="6.148cm" svg:y2="8.907cm">
              <text:p/>
            </draw:line>
            <draw:line draw:style-name="gr30" draw:text-style-name="P8" draw:layer="layout" svg:x1="6.332cm" svg:y1="8.907cm" svg:x2="6.24cm" svg:y2="8.854cm">
              <text:p/>
            </draw:line>
            <draw:line draw:style-name="gr31" draw:text-style-name="P8" draw:layer="layout" svg:x1="6.378cm" svg:y1="8.986cm" svg:x2="6.286cm" svg:y2="8.933cm">
              <text:p/>
            </draw:line>
            <draw:line draw:style-name="gr32" draw:text-style-name="P8" draw:layer="layout" svg:x1="5.782cm" svg:y1="9.437cm" svg:x2="5.69cm" svg:y2="9.384cm">
              <text:p/>
            </draw:line>
            <draw:line draw:style-name="gr33" draw:text-style-name="P8" draw:layer="layout" svg:x1="5.874cm" svg:y1="9.384cm" svg:x2="5.782cm" svg:y2="9.331cm">
              <text:p/>
            </draw:line>
            <draw:line draw:style-name="gr34" draw:text-style-name="P8" draw:layer="layout" svg:x1="5.965cm" svg:y1="9.331cm" svg:x2="5.873cm" svg:y2="9.278cm">
              <text:p/>
            </draw:line>
            <draw:line draw:style-name="gr35" draw:text-style-name="P8" draw:layer="layout" svg:x1="6.011cm" svg:y1="9.41cm" svg:x2="5.919cm" svg:y2="9.357cm">
              <text:p/>
            </draw:line>
            <draw:line draw:style-name="gr36" draw:text-style-name="P8" draw:layer="layout" svg:x1="6.103cm" svg:y1="9.357cm" svg:x2="6.011cm" svg:y2="9.304cm">
              <text:p/>
            </draw:line>
            <draw:line draw:style-name="gr37" draw:text-style-name="P8" draw:layer="layout" svg:x1="6.057cm" svg:y1="9.278cm" svg:x2="5.965cm" svg:y2="9.225cm">
              <text:p/>
            </draw:line>
            <draw:line draw:style-name="gr38" draw:text-style-name="P8" draw:layer="layout" svg:x1="6.149cm" svg:y1="9.225cm" svg:x2="6.057cm" svg:y2="9.172cm">
              <text:p/>
            </draw:line>
            <draw:line draw:style-name="gr39" draw:text-style-name="P8" draw:layer="layout" svg:x1="6.24cm" svg:y1="9.172cm" svg:x2="6.148cm" svg:y2="9.119cm">
              <text:p/>
            </draw:line>
            <draw:line draw:style-name="gr40" draw:text-style-name="P8" draw:layer="layout" svg:x1="6.332cm" svg:y1="9.119cm" svg:x2="6.24cm" svg:y2="9.066cm">
              <text:p/>
            </draw:line>
            <draw:line draw:style-name="gr41" draw:text-style-name="P8" draw:layer="layout" svg:x1="6.47cm" svg:y1="9.145cm" svg:x2="6.378cm" svg:y2="9.092cm">
              <text:p/>
            </draw:line>
            <draw:line draw:style-name="gr42" draw:text-style-name="P8" draw:layer="layout" svg:x1="6.424cm" svg:y1="9.066cm" svg:x2="6.332cm" svg:y2="9.013cm">
              <text:p/>
            </draw:line>
            <draw:line draw:style-name="gr43" draw:text-style-name="P8" draw:layer="layout" svg:x1="6.562cm" svg:y1="9.092cm" svg:x2="6.47cm" svg:y2="9.039cm">
              <text:p/>
            </draw:line>
            <draw:line draw:style-name="gr44" draw:text-style-name="P8" draw:layer="layout" svg:x1="5.827cm" svg:y1="9.517cm" svg:x2="5.735cm" svg:y2="9.464cm">
              <text:p/>
            </draw:line>
            <draw:line draw:style-name="gr45" draw:text-style-name="P8" draw:layer="layout" svg:x1="5.919cm" svg:y1="9.463cm" svg:x2="5.827cm" svg:y2="9.41cm">
              <text:p/>
            </draw:line>
            <draw:polygon draw:style-name="gr46" draw:text-style-name="P5" draw:layer="layout" svg:width="1.284cm" svg:height="0.874cm" svg:x="5.919cm" svg:y="9.172cm" svg:viewBox="0 0 1285 875" draw:points="1285,133 1285,0 0,742 0,875">
              <text:p/>
            </draw:polygon>
            <draw:polygon draw:style-name="gr47" draw:text-style-name="P9" draw:layer="layout" svg:width="2.201cm" svg:height="2.571cm" svg:x="5.001cm" svg:y="7.475cm" svg:viewBox="0 0 2202 2572" draw:points="1285,0 0,742 0,1909 46,1936 46,2068 918,2572 2202,1830 2202,1697 1331,1193 1331,27">
              <text:p/>
            </draw:polygon>
            <draw:polygon draw:style-name="gr48" draw:text-style-name="P10" draw:layer="layout" svg:width="0.55cm" svg:height="0.317cm" svg:x="6.102cm" svg:y="9.251cm" svg:viewBox="0 0 551 318" draw:points="551,133 321,0 0,186 229,318">
              <text:p/>
            </draw:polygon>
            <draw:line draw:style-name="gr49" draw:text-style-name="P8" draw:layer="layout" svg:x1="5.552cm" svg:y1="9.463cm" svg:x2="5.46cm" svg:y2="9.41cm">
              <text:p/>
            </draw:line>
            <draw:line draw:style-name="gr50" draw:text-style-name="P8" draw:layer="layout" svg:x1="5.69cm" svg:y1="9.49cm" svg:x2="5.598cm" svg:y2="9.437cm">
              <text:p/>
            </draw:line>
          </draw:g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51" draw:text-style-name="P2" draw:layer="layout" svg:width="0.651cm" svg:height="0.406cm" svg:x="7.884cm" svg:y="7.558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52" draw:text-style-name="P11" draw:layer="layout" svg:width="0.542cm" svg:height="0.531cm" svg:x="7.993cm" svg:y="7.433cm" svg:viewBox="0 0 543 532" draw:points="543,532 543,313 0,0 0,219">
              <text:p/>
            </draw:polygon>
            <draw:polygon draw:style-name="gr53" draw:text-style-name="P3" draw:layer="layout" svg:width="1.357cm" svg:height="0.781cm" svg:x="7.993cm" svg:y="6.963cm" svg:viewBox="0 0 1358 782" draw:points="543,782 1358,313 815,0 0,469">
              <text:p/>
            </draw:polygon>
            <draw:polygon draw:style-name="gr54" draw:text-style-name="P7" draw:layer="layout" svg:width="0.814cm" svg:height="0.687cm" svg:x="8.536cm" svg:y="7.276cm" svg:viewBox="0 0 815 688" draw:points="815,219 815,0 0,469 0,688">
              <text:p/>
            </draw:polygon>
            <draw:polygon draw:style-name="gr55" draw:text-style-name="P9" draw:layer="layout" svg:width="1.357cm" svg:height="1cm" svg:x="7.993cm" svg:y="6.963cm" svg:viewBox="0 0 1358 1001" draw:points="1358,532 1358,313 815,0 0,469 0,688 543,1001">
              <text:p/>
            </draw:polygon>
            <draw:polygon draw:style-name="gr56" draw:text-style-name="P12" draw:layer="layout" svg:width="0.053cm" svg:height="0.124cm" svg:x="8.645cm" svg:y="7.714cm" svg:viewBox="0 0 54 125" draw:points="54,94 54,0 0,31 0,125">
              <text:p/>
            </draw:polygon>
            <draw:polygon draw:style-name="gr57" draw:text-style-name="P13" draw:layer="layout" svg:width="0.053cm" svg:height="0.593cm" svg:x="8.699cm" svg:y="6.431cm" svg:viewBox="0 0 54 594" draw:points="54,563 54,0 0,0 0,594">
              <text:p/>
            </draw:polygon>
            <draw:polygon draw:style-name="gr58" draw:text-style-name="P13" draw:layer="layout" svg:width="0.053cm" svg:height="0.593cm" svg:x="8.047cm" svg:y="6.807cm" svg:viewBox="0 0 54 594" draw:points="54,563 54,0 0,0 0,594">
              <text:p/>
            </draw:polygon>
          </draw:g>
        </draw:g>
        <draw:frame draw:style-name="gr59" draw:text-style-name="P14" draw:layer="Texts" svg:width="6.535cm" svg:height="1.547cm" svg:x="1.185cm" svg:y="4.858cm">
          <draw:text-box>
            <text:p><text:span text:style-name="T1">Scoreboard (HDMI TV)</text:span><text:span text:style-name="T1"><text:line-break/></text:span><text:span text:style-name="T1">(visible to announcer </text:span><text:span text:style-name="T1"><text:line-break/></text:span><text:span text:style-name="T1">and coaches)</text:span></text:p>
          </draw:text-box>
        </draw:frame>
        <draw:frame draw:style-name="gr60" draw:text-style-name="P14" draw:layer="Texts" svg:width="6.526cm" svg:height="1.115cm" svg:x="6.095cm" svg:y="9.655cm">
          <draw:text-box>
            <text:p><text:span text:style-name="T1">Main owlcms laptop for announcer</text:span><text:span text:style-name="T1"><text:line-break/></text:span><text:span text:style-name="T1">Acts as web server for the displays</text:span></text:p>
          </draw:text-box>
        </draw:frame>
        <draw:frame draw:style-name="gr61" draw:text-style-name="P14" draw:layer="Texts" svg:width="1.67cm" svg:height="0.687cm" svg:x="8.497cm" svg:y="7.742cm">
          <draw:text-box>
            <text:p><text:span text:style-name="T1">Router</text:span></text:p>
          </draw:text-box>
        </draw:frame>
        <draw:frame draw:style-name="gr62" draw:text-style-name="P14" draw:layer="Texts" svg:width="6.943cm" svg:height="2.411cm" svg:x="8.594cm" svg:y="4.081cm">
          <draw:text-box>
            <text:p><text:span text:style-name="T1">Any Wifi device with a browser</text:span><text:span text:style-name="T1"><text:line-break/></text:span><text:span text:style-name="T1">(FireTV Stick, laptop, chromebook,</text:span><text:span text:style-name="T1"><text:line-break/></text:span><text:span text:style-name="T1">Raspberry Pi, etc.)</text:span><text:span text:style-name="T1"><text:line-break/></text:span><text:span text:style-name="T1"><text:line-break/></text:span><text:span text:style-name="T1">Connects to main laptop over Wifi.</text:span></text:p>
          </draw:text-box>
        </draw:fram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63" draw:text-style-name="P2" draw:layer="layout" svg:width="0.322cm" svg:height="0.136cm" svg:x="8.212cm" svg:y="6.219cm" svg:viewBox="0 0 323 137" svg:d="M0 137c124 0 237-23 277-46s80-91 0-91c5 10-277 137-277 137z">
            <text:p/>
          </draw:path>
          <draw:g>
            <draw:polygon draw:style-name="gr64" draw:text-style-name="P3" draw:layer="layout" svg:width="0.593cm" svg:height="0.341cm" svg:x="7.895cm" svg:y="5.329cm" svg:viewBox="0 0 594 342" draw:points="475,342 594,274 119,0 0,68">
              <text:p/>
            </draw:polygon>
            <draw:polygon draw:style-name="gr65" draw:text-style-name="P15" draw:layer="layout" svg:width="0.044cm" svg:height="0.104cm" svg:x="8.398cm" svg:y="5.712cm" svg:viewBox="0 0 45 105" draw:points="45,79 45,0 0,26 0,105">
              <text:p/>
            </draw:polygon>
            <draw:polygon draw:style-name="gr66" draw:text-style-name="P5" draw:layer="layout" svg:width="0.197cm" svg:height="0.159cm" svg:x="8.212cm" svg:y="6.196cm" svg:viewBox="0 0 198 160" draw:points="198,46 198,0 0,114 0,160">
              <text:p/>
            </draw:polygon>
            <draw:polygon draw:style-name="gr67" draw:text-style-name="P5" draw:layer="layout" svg:width="0.118cm" svg:height="0.752cm" svg:x="8.37cm" svg:y="5.603cm" svg:viewBox="0 0 119 753" draw:points="119,685 119,0 0,68 0,753">
              <text:p/>
            </draw:polygon>
            <draw:polygon draw:style-name="gr68" draw:text-style-name="P7" draw:layer="layout" svg:width="0.277cm" svg:height="0.204cm" svg:x="7.934cm" svg:y="6.15cm" svg:viewBox="0 0 278 205" draw:points="278,205 278,160 0,0 0,46">
              <text:p/>
            </draw:polygon>
            <draw:polygon draw:style-name="gr69" draw:text-style-name="P3" draw:layer="layout" svg:width="0.355cm" svg:height="0.204cm" svg:x="7.935cm" svg:y="6.105cm" svg:viewBox="0 0 356 205" draw:points="277,205 356,160 79,0 0,46">
              <text:p/>
            </draw:polygon>
            <draw:polygon draw:style-name="gr70" draw:text-style-name="P16" draw:layer="layout" svg:width="0.474cm" svg:height="0.957cm" svg:x="7.895cm" svg:y="5.397cm" svg:viewBox="0 0 475 958" draw:points="475,958 475,274 0,0 0,685">
              <text:p/>
            </draw:polygon>
            <draw:polygon draw:style-name="gr71" draw:text-style-name="P9" draw:layer="layout" svg:width="0.593cm" svg:height="1.026cm" svg:x="7.895cm" svg:y="5.329cm" svg:viewBox="0 0 594 1027" draw:points="594,958 594,274 119,0 0,68 0,753 79,799 40,821 40,867 317,1027 396,981 475,1027">
              <text:p/>
            </draw:polygon>
            <draw:polygon draw:style-name="gr72" draw:text-style-name="P17" draw:layer="layout" svg:width="0.039cm" svg:height="0.067cm" svg:x="8.41cm" svg:y="5.922cm" svg:viewBox="0 0 40 68" draw:points="40,46 40,0 0,23 0,68">
              <text:p/>
            </draw:polygon>
          </draw:g>
        </draw:g>
        <draw:polygon draw:style-name="gr73" draw:text-style-name="P16" draw:layer="layout" svg:width="0.474cm" svg:height="0.957cm" svg:x="7.896cm" svg:y="5.397cm" svg:viewBox="0 0 475 958" draw:points="475,958 475,274 0,0 0,685">
          <text:p/>
        </draw:polygon>
        <draw:g>
          <draw:glue-point draw:id="4" svg:x="-0.908cm" svg:y="-3.053cm"/>
          <draw:glue-point draw:id="5" svg:x="-0.908cm" svg:y="2.787cm"/>
          <draw:glue-point draw:id="6" svg:x="3.674cm" svg:y="2.61cm"/>
          <draw:glue-point draw:id="7" svg:x="-4.999cm" svg:y="-2.699cm"/>
          <draw:glue-point draw:id="8" svg:x="-4.508cm" svg:y="-5cm"/>
          <draw:glue-point draw:id="9" svg:x="-0.559cm" svg:y="-2.826cm"/>
          <draw:glue-point draw:id="10" svg:x="3.741cm" svg:y="2.119cm"/>
          <draw:path draw:style-name="gr74" draw:text-style-name="P18" draw:layer="layout" svg:width="0.359cm" svg:height="0.189cm" svg:x="7.651cm" svg:y="5.993cm" svg:viewBox="0 0 360 190" svg:d="M0 190c266 0 245 0 327-48 83-47 0-142-164-142 0 0-164 190-163 190z">
            <text:p/>
          </draw:path>
          <draw:g>
            <draw:polygon draw:style-name="gr75" draw:text-style-name="P19" draw:layer="layout" svg:width="3.287cm" svg:height="4.937cm" svg:x="4.361cm" svg:y="1.245cm" svg:viewBox="0 0 3288 4938" draw:points="0,3039 0,0 3288,1899 3286,4938">
              <text:p/>
            </draw:polygon>
            <draw:polygon draw:style-name="gr76" draw:text-style-name="P6" draw:layer="layout" svg:width="3.123cm" svg:height="4.652cm" svg:x="4.443cm" svg:y="1.387cm" svg:viewBox="0 0 3124 4653" draw:points="0,2849 0,0 3124,1804 3124,4653">
              <text:p/>
            </draw:polygon>
            <draw:polygon draw:style-name="gr77" draw:text-style-name="P20" draw:layer="layout" svg:width="3.451cm" svg:height="1.993cm" svg:x="4.361cm" svg:y="1.15cm" svg:viewBox="0 0 3452 1994" draw:points="3288,1994 0,95 164,0 3452,1899">
              <text:p/>
            </draw:polygon>
            <draw:polygon draw:style-name="gr78" draw:text-style-name="P21" draw:layer="layout" svg:width="0.163cm" svg:height="3.133cm" svg:x="7.649cm" svg:y="3.049cm" svg:viewBox="0 0 164 3134" draw:points="0,3134 0,95 164,0 164,3039">
              <text:p/>
            </draw:polygon>
            <draw:polygon draw:style-name="gr79" draw:text-style-name="P9" draw:layer="layout" svg:width="3.451cm" svg:height="5.032cm" svg:x="4.361cm" svg:y="1.15cm" svg:viewBox="0 0 3452 5033" draw:points="164,0 3452,1899 3452,4938 3286,5033 0,3134 0,95">
              <text:p/>
            </draw:polygon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R" draw:display-name="Light Blue Linear R" draw:style="linear" draw:start-color="#93d4f0" draw:end-color="#e9f6fc" draw:start-intensity="100%" draw:end-intensity="100%" draw:angle="27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3-06T19:00:45.042000000</dc:date>
    <meta:editing-duration>PT56M12S</meta:editing-duration>
    <meta:editing-cycles>5</meta:editing-cycles>
    <meta:generator>LibreOffice/6.3.4.2$Windows_X86_64 LibreOffice_project/60da17e045e08f1793c57c00ba83cdfce946d0aa</meta:generator>
    <meta:document-statistic meta:object-count="89"/>
  </office:meta>
</office:document-meta>
</file>